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476" calcext:value-type="float">
            <text:p>476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98" calcext:value-type="string">
            <text:p>RTA-298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317" calcext:value-type="float">
            <text:p>317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08" calcext:value-type="string">
            <text:p>RTA-208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969" calcext:value-type="float">
            <text:p>1969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57" calcext:value-type="string">
            <text:p>RTA-257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94" calcext:value-type="float">
            <text:p>94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31" calcext:value-type="string">
            <text:p>RTA-231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856" calcext:value-type="float">
            <text:p>856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80" calcext:value-type="string">
            <text:p>RTA-280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691" calcext:value-type="float">
            <text:p>691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81" calcext:value-type="string">
            <text:p>RTA-281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49" calcext:value-type="float">
            <text:p>149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17" calcext:value-type="string">
            <text:p>RTA-217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256" calcext:value-type="float">
            <text:p>1256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79" calcext:value-type="string">
            <text:p>RTA-279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0" calcext:value-type="float">
            <text:p>0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98" calcext:value-type="string">
            <text:p>RTA-298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555" calcext:value-type="float">
            <text:p>555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64" calcext:value-type="string">
            <text:p>RTA-264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441" calcext:value-type="float">
            <text:p>1441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02" calcext:value-type="string">
            <text:p>RTA-202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82" calcext:value-type="float">
            <text:p>182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86" calcext:value-type="string">
            <text:p>RTA-286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992" calcext:value-type="float">
            <text:p>1992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93" calcext:value-type="string">
            <text:p>RTA-293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336" calcext:value-type="float">
            <text:p>1336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38" calcext:value-type="string">
            <text:p>RTA-238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61" calcext:value-type="float">
            <text:p>161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69" calcext:value-type="string">
            <text:p>RTA-269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478" calcext:value-type="float">
            <text:p>478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20" calcext:value-type="string">
            <text:p>RTA-220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884" calcext:value-type="float">
            <text:p>884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13" calcext:value-type="string">
            <text:p>RTA-213</text:p>
          </table:table-cell>
          <table:table-cell office:value-type="string" calcext:value-type="string">
            <text:p>Low</text:p>
          </table:table-cell>
          <table:table-cell table:formula="of:=RANDBETWEEN(0;1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902" calcext:value-type="float">
            <text:p>902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56" calcext:value-type="string">
            <text:p>RTA-256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64" calcext:value-type="float">
            <text:p>64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79" calcext:value-type="string">
            <text:p>RTA-279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443" calcext:value-type="float">
            <text:p>1443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02" calcext:value-type="string">
            <text:p>RTA-202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1294" calcext:value-type="float">
            <text:p>1294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36" calcext:value-type="string">
            <text:p>RTA-236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899" calcext:value-type="float">
            <text:p>899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00" calcext:value-type="string">
            <text:p>RTA-200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59" calcext:value-type="float">
            <text:p>59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24" calcext:value-type="string">
            <text:p>RTA-224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342" calcext:value-type="float">
            <text:p>342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67" calcext:value-type="string">
            <text:p>RTA-267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580" calcext:value-type="float">
            <text:p>580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93" calcext:value-type="string">
            <text:p>RTA-293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207" calcext:value-type="float">
            <text:p>1207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19" calcext:value-type="string">
            <text:p>RTA-219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454" calcext:value-type="float">
            <text:p>454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10" calcext:value-type="string">
            <text:p>RTA-210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521" calcext:value-type="float">
            <text:p>521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56" calcext:value-type="string">
            <text:p>RTA-256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eaning</text:p>
          </table:table-cell>
          <table:table-cell table:formula="of:=RANDBETWEEN(0;2000)" office:value-type="float" office:value="722" calcext:value-type="float">
            <text:p>722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81" calcext:value-type="string">
            <text:p>RTA-281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ixing</text:p>
          </table:table-cell>
          <table:table-cell table:formula="of:=RANDBETWEEN(0;2000)" office:value-type="float" office:value="1296" calcext:value-type="float">
            <text:p>1296</text:p>
          </table:table-cell>
          <table:table-cell office:value-type="string" calcext:value-type="string">
            <text:p>m3</text:p>
          </table:table-cell>
          <table:table-cell table:formula="of:=COM.MICROSOFT.CONCAT(&quot;RTA-&quot;;RANDBETWEEN(200;300))" office:value-type="string" office:string-value="RTA-260" calcext:value-type="string">
            <text:p>RTA-260</text:p>
          </table:table-cell>
          <table:table-cell office:value-type="string" calcext:value-type="string">
            <text:p>Medium’</text:p>
          </table:table-cell>
          <table:table-cell table:formula="of:=RANDBETWEEN(0;1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46:03.541103423</meta:creation-date>
    <dc:date>2019-03-13T16:49:19.063850965</dc:date>
    <meta:editing-duration>PT3M16S</meta:editing-duration>
    <meta:editing-cycles>1</meta:editing-cycles>
    <meta:document-statistic meta:table-count="1" meta:cell-count="210" meta:object-count="0"/>
    <meta:generator>LibreOffice/6.0.7.3$Linux_X86_64 LibreOffice_project/00m0$Build-3</meta:generator>
  </office:meta>
</office:document-meta>
</file>